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style:shadow="none"/>
      <style:text-properties fo:font-weight="normal" officeooo:rsid="00442982" officeooo:paragraph-rsid="00442982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4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5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6" style:family="paragraph" style:parent-style-name="Text_20_body">
      <style:paragraph-properties style:shadow="none"/>
      <style:text-properties fo:color="#666666" loext:opacity="100%" fo:font-weight="bold" officeooo:rsid="003c5b46" officeooo:paragraph-rsid="003c5b46"/>
    </style:style>
    <style:style style:name="P7" style:family="paragraph" style:parent-style-name="Heading_20_1">
      <style:paragraph-properties style:shadow="none"/>
      <style:text-properties officeooo:rsid="000a21ed" officeooo:paragraph-rsid="000a21ed"/>
    </style:style>
    <style:style style:name="P8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9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0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2dbd5c"/>
    </style:style>
    <style:style style:name="P11" style:family="paragraph" style:parent-style-name="Text_20_body" style:list-style-name="L1">
      <style:paragraph-properties style:shadow="none"/>
      <style:text-properties fo:font-weight="normal" officeooo:rsid="00335966" officeooo:paragraph-rsid="00335966"/>
    </style:style>
    <style:style style:name="P12" style:family="paragraph" style:parent-style-name="Text_20_body" style:list-style-name="L1">
      <style:paragraph-properties style:shadow="none"/>
      <style:text-properties fo:font-weight="normal" officeooo:rsid="002f625e" officeooo:paragraph-rsid="002f625e"/>
    </style:style>
    <style:style style:name="P13" style:family="paragraph" style:parent-style-name="Text_20_body" style:list-style-name="L1">
      <style:paragraph-properties style:shadow="none"/>
      <style:text-properties fo:font-weight="normal" officeooo:rsid="00300fcb" officeooo:paragraph-rsid="00300fcb"/>
    </style:style>
    <style:style style:name="P14" style:family="paragraph" style:parent-style-name="Text_20_body" style:list-style-name="L1">
      <style:paragraph-properties style:shadow="none"/>
      <style:text-properties fo:font-weight="normal" officeooo:rsid="0013f2a7" officeooo:paragraph-rsid="00157aba"/>
    </style:style>
    <style:style style:name="P15" style:family="paragraph" style:parent-style-name="Text_20_body" style:list-style-name="L1">
      <style:paragraph-properties style:shadow="none"/>
      <style:text-properties fo:font-weight="normal" officeooo:rsid="00249360" officeooo:paragraph-rsid="00249360"/>
    </style:style>
    <style:style style:name="P16" style:family="paragraph" style:parent-style-name="Text_20_body" style:list-style-name="L1">
      <style:paragraph-properties style:shadow="none"/>
      <style:text-properties fo:font-weight="normal" officeooo:rsid="00272231" officeooo:paragraph-rsid="00272231"/>
    </style:style>
    <style:style style:name="P17" style:family="paragraph" style:parent-style-name="Text_20_body" style:list-style-name="L1">
      <style:paragraph-properties style:shadow="none"/>
      <style:text-properties fo:font-weight="normal" officeooo:rsid="00446a45" officeooo:paragraph-rsid="00446a45"/>
    </style:style>
    <style:style style:name="P18" style:family="paragraph" style:parent-style-name="Text_20_body" style:list-style-name="L1">
      <style:paragraph-properties style:shadow="none"/>
      <style:text-properties fo:font-weight="normal" officeooo:rsid="0045a8fd" officeooo:paragraph-rsid="0045a8fd"/>
    </style:style>
    <style:style style:name="P19" style:family="paragraph" style:parent-style-name="Text_20_body" style:list-style-name="L1">
      <style:paragraph-properties style:shadow="none"/>
      <style:text-properties officeooo:rsid="002bac60" officeooo:paragraph-rsid="002bac60"/>
    </style:style>
    <style:style style:name="P20" style:family="paragraph" style:parent-style-name="Text_20_body" style:list-style-name="L1">
      <style:paragraph-properties style:shadow="none"/>
      <style:text-properties officeooo:rsid="0029ea79" officeooo:paragraph-rsid="0029ea79"/>
    </style:style>
    <style:style style:name="P21" style:family="paragraph" style:parent-style-name="Text_20_body" style:list-style-name="L1">
      <style:paragraph-properties style:shadow="none"/>
      <style:text-properties officeooo:rsid="002352b7" officeooo:paragraph-rsid="002352b7"/>
    </style:style>
    <style:style style:name="P22" style:family="paragraph" style:parent-style-name="Text_20_body" style:list-style-name="L1">
      <style:paragraph-properties style:shadow="none"/>
      <style:text-properties officeooo:rsid="00236183" officeooo:paragraph-rsid="00236183"/>
    </style:style>
    <style:style style:name="P23" style:family="paragraph" style:parent-style-name="Text_20_body" style:list-style-name="L1">
      <style:paragraph-properties style:shadow="none"/>
      <style:text-properties officeooo:rsid="00288556" officeooo:paragraph-rsid="00288556"/>
    </style:style>
    <style:style style:name="P24" style:family="paragraph" style:parent-style-name="Text_20_body" style:list-style-name="L1">
      <style:paragraph-properties style:shadow="none"/>
      <style:text-properties officeooo:rsid="002c5914" officeooo:paragraph-rsid="002c5914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1c2100"/>
    </style:style>
    <style:style style:name="T3" style:family="text">
      <style:text-properties fo:font-weight="normal" officeooo:rsid="001c5b49"/>
    </style:style>
    <style:style style:name="T4" style:family="text">
      <style:text-properties fo:font-weight="normal" officeooo:rsid="00212dfe"/>
    </style:style>
    <style:style style:name="T5" style:family="text">
      <style:text-properties officeooo:rsid="00157aba"/>
    </style:style>
    <style:style style:name="T6" style:family="text">
      <style:text-properties officeooo:rsid="000a21ed"/>
    </style:style>
    <style:style style:name="T7" style:family="text">
      <style:text-properties officeooo:rsid="000dbc3e"/>
    </style:style>
    <style:style style:name="T8" style:family="text">
      <style:text-properties officeooo:rsid="000f7c9f"/>
    </style:style>
    <style:style style:name="T9" style:family="text">
      <style:text-properties officeooo:rsid="001311c3"/>
    </style:style>
    <style:style style:name="T10" style:family="text">
      <style:text-properties officeooo:rsid="00140c2c"/>
    </style:style>
    <style:style style:name="T11" style:family="text">
      <style:text-properties officeooo:rsid="001d2b1c"/>
    </style:style>
    <style:style style:name="T12" style:family="text">
      <style:text-properties officeooo:rsid="001e4fb6"/>
    </style:style>
    <style:style style:name="T13" style:family="text">
      <style:text-properties officeooo:rsid="0020ef3a"/>
    </style:style>
    <style:style style:name="T14" style:family="text">
      <style:text-properties officeooo:rsid="00243ae5"/>
    </style:style>
    <style:style style:name="T15" style:family="text">
      <style:text-properties officeooo:rsid="0024afd8"/>
    </style:style>
    <style:style style:name="T16" style:family="text">
      <style:text-properties officeooo:rsid="00262c7b"/>
    </style:style>
    <style:style style:name="T17" style:family="text">
      <style:text-properties officeooo:rsid="002dbd5c"/>
    </style:style>
    <style:style style:name="T18" style:family="text">
      <style:text-properties officeooo:rsid="002e2c92"/>
    </style:style>
    <style:style style:name="T19" style:family="text">
      <style:text-properties officeooo:rsid="003146d4"/>
    </style:style>
    <style:style style:name="T20" style:family="text">
      <style:text-properties officeooo:rsid="0031b996"/>
    </style:style>
    <style:style style:name="T21" style:family="text">
      <style:text-properties officeooo:rsid="0020fac4" style:font-weight-asian="bold" style:font-weight-complex="bold"/>
    </style:style>
    <style:style style:name="T22" style:family="text">
      <style:text-properties officeooo:rsid="003c3788"/>
    </style:style>
    <style:style style:name="T23" style:family="text">
      <style:text-properties officeooo:rsid="003cfed6"/>
    </style:style>
    <style:style style:name="T24" style:family="text">
      <style:text-properties officeooo:rsid="003e8e09"/>
    </style:style>
    <style:style style:name="T25" style:family="text">
      <style:text-properties officeooo:rsid="0042d642"/>
    </style:style>
    <style:style style:name="T26" style:family="text">
      <style:text-properties officeooo:rsid="00458bc3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arker Fink</text:h>
      <text:p text:style-name="P5"><text:span text:style-name="T6">1025 East King St</text:span><text:line-break/></text:p>
      <text:p text:style-name="P5"><text:span text:style-name="T8">parker05fink@gmail.com</text:span><text:line-break/><text:span text:style-name="T9">finkparker.github.io</text:span></text:p>
      <text:p text:style-name="P6">(website still a work in progress)</text:p>
      <text:h text:style-name="P8" text:outline-level="3">Education</text:h>
      <text:p text:style-name="P4"><text:span text:style-name="T21">York County School of Technology</text:span><text:span text:style-name="T1"><text:line-break/></text:span><text:span text:style-name="T4">Programming and interactive media</text:span></text:p>
      <text:h text:style-name="P9" text:outline-level="3">Experience</text:h>
      <text:section text:style-name="Sect1" text:name="Section1">
        <text:p text:style-name="P3"><text:span text:style-name="T13">Restaurant Associate</text:span><text:line-break/><text:span text:style-name="T2">Ceasers Pizza and Wings</text:span></text:p>
        <text:p text:style-name="P1"><text:span text:style-name="T23">2019</text:span> – <text:span text:style-name="T24">2020</text:span> </text:p>
      </text:section>
      <text:list xml:id="list2742012663" text:style-name="L1">
        <text:list-item>
          <text:p text:style-name="P11">Cooked food for customers</text:p>
        </text:list-item>
        <text:list-item>
          <text:p text:style-name="P12">cleaned and maintained grill and deep fryers</text:p>
        </text:list-item>
        <text:list-item>
          <text:p text:style-name="P13">interacted with customers and handled money</text:p>
        </text:list-item>
      </text:list>
      <text:section text:style-name="Sect1" text:name="Section2">
        <text:p text:style-name="P3"><text:span text:style-name="T19">Fry station Worker/</text:span><text:span text:style-name="T20">Restaurant Associate</text:span><text:span text:style-name="T5"><text:line-break/></text:span><text:span text:style-name="T26">Arbys</text:span></text:p>
        <text:p text:style-name="P1"><text:span text:style-name="T11">March </text:span><text:span text:style-name="T12">2021</text:span> – <text:span text:style-name="T25">2022</text:span></text:p>
        <text:p text:style-name="P2">March 22- present</text:p>
      </text:section>
      <text:list xml:id="list142904140986203" text:continue-numbering="true" text:style-name="L1">
        <text:list-item>
          <text:p text:style-name="P14"><text:s/><text:span text:style-name="T14">Maintained and worked with fry station</text:span></text:p>
        </text:list-item>
        <text:list-item>
          <text:p text:style-name="P15"><text:span text:style-name="T15">I</text:span>nteracted with customers <text:span text:style-name="T16">to take orders</text:span></text:p>
        </text:list-item>
        <text:list-item>
          <text:p text:style-name="P16">Handled customer’s mone<text:span text:style-name="T17">y</text:span></text:p>
        </text:list-item>
        <text:list-item>
          <text:p text:style-name="P18">Responsible for store cleanliness</text:p>
        </text:list-item>
        <text:list-item>
          <text:p text:style-name="P17">Clean and put away dishes</text:p>
        </text:list-item>
      </text:list>
      <text:h text:style-name="P10" text:outline-level="3">Skills</text:h>
      <text:section text:style-name="Sect2" text:name="Section3">
        <text:list xml:id="list3294719333560076527" text:style-name="L1">
          <text:list-item>
            <text:p text:style-name="P19">Communication Skills</text:p>
          </text:list-item>
          <text:list-item>
            <text:p text:style-name="P20">Organizational Skills</text:p>
          </text:list-item>
          <text:list-item>
            <text:p text:style-name="P21">Team Player</text:p>
          </text:list-item>
          <text:list-item>
            <text:p text:style-name="P22">Works well in groups and by self</text:p>
          </text:list-item>
          <text:list-item>
            <text:p text:style-name="P23">Flexibility</text:p>
          </text:list-item>
          <text:list-item>
            <text:p text:style-name="P24">Computer Proficien<text:span text:style-name="T18">t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4T21:50:26.369000000</meta:creation-date>
    <meta:editing-duration>PT47M40S</meta:editing-duration>
    <meta:editing-cycles>61</meta:editing-cycles>
    <meta:generator>LibreOffice/7.4.0.3$Windows_X86_64 LibreOffice_project/f85e47c08ddd19c015c0114a68350214f7066f5a</meta:generator>
    <dc:title>Resume</dc:title>
    <dc:date>2023-04-16T14:29:03.455000000</dc:date>
    <meta:document-statistic meta:table-count="0" meta:image-count="0" meta:object-count="0" meta:page-count="1" meta:paragraph-count="27" meta:word-count="116" meta:character-count="733" meta:non-whitespace-character-count="653"/>
    <meta:template xlink:type="simple" xlink:actuate="onRequest" xlink:title="Resume" xlink:href="../../../../../Program%20Files/LibreOffice/share/template/common/personal/Resume1page.ott" meta:date="2022-09-14T21:50:25.618000000"/>
  </office:meta>
</office:document-meta>
</file>